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d8d8d8" draw:stroke-linejoin="round" svg:stroke-linecap="butt" draw:fill="none" fo:padding-top="0.018cm" fo:padding-bottom="0.018cm" fo:padding-left="0.018cm" fo:padding-right="0.018cm"/>
    </style:style>
    <style:style style:name="gr2"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3" style:family="graphic" style:parent-style-name="standard">
      <style:graphic-properties draw:stroke="solid" svg:stroke-width="0.075cm" svg:stroke-color="#ff0000" draw:stroke-linejoin="round" svg:stroke-linecap="butt" draw:fill="none" fo:padding-top="0.037cm" fo:padding-bottom="0.037cm" fo:padding-left="0.037cm" fo:padding-right="0.037cm"/>
    </style:style>
    <style:style style:name="gr4" style:family="graphic" style:parent-style-name="standard">
      <style:graphic-properties draw:stroke="dash" draw:stroke-dash="stroke-dash28" svg:stroke-width="0.037cm" svg:stroke-color="#b3b3b3" draw:stroke-linejoin="round" svg:stroke-linecap="butt" draw:fill="none" fo:padding-top="0.018cm" fo:padding-bottom="0.018cm" fo:padding-left="0.018cm" fo:padding-right="0.018cm"/>
    </style:style>
    <style:style style:name="gr5" style:family="graphic" style:parent-style-name="standard">
      <style:graphic-properties draw:stroke="dash" draw:stroke-dash="stroke-dash31" svg:stroke-width="0.037cm" svg:stroke-color="#b3b3b3" draw:stroke-linejoin="round" svg:stroke-linecap="butt" draw:fill="none" fo:padding-top="0.018cm" fo:padding-bottom="0.018cm" fo:padding-left="0.018cm" fo:padding-right="0.018cm"/>
    </style:style>
    <style:style style:name="gr6" style:family="graphic" style:parent-style-name="standard">
      <style:graphic-properties draw:stroke="none" draw:fill="none" draw:textarea-horizontal-align="left" draw:textarea-vertical-align="top" draw:auto-grow-height="true" draw:auto-grow-width="true" fo:min-height="0.395cm" fo:min-width="0.299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73cm" fo:min-width="0.569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73cm" fo:min-width="0.757cm" fo:padding-top="0cm" fo:padding-bottom="0cm" fo:padding-left="0cm" fo:padding-right="0cm"/>
    </style:style>
    <style:style style:name="gr9"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10" style:family="graphic" style:parent-style-name="standard">
      <style:graphic-properties draw:stroke="none" draw:fill="none" draw:textarea-horizontal-align="left" draw:textarea-vertical-align="top" draw:auto-grow-height="true" draw:auto-grow-width="true" fo:min-height="0.374cm" fo:min-width="0.758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374cm" fo:min-width="0.757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61cm" fo:min-width="1.075cm" fo:padding-top="0cm" fo:padding-bottom="0cm" fo:padding-left="0cm" fo:padding-right="0cm"/>
    </style:style>
    <style:style style:name="gr13" style:family="graphic" style:parent-style-name="standard">
      <style:graphic-properties draw:stroke="solid" svg:stroke-width="0.037cm" svg:stroke-color="#b3b3b3" draw:stroke-linejoin="round" svg:stroke-linecap="butt" draw:fill="none" fo:padding-top="0.018cm" fo:padding-bottom="0.018cm" fo:padding-left="0.018cm" fo:padding-right="0.018cm"/>
    </style:style>
    <style:style style:name="gr14" style:family="graphic" style:parent-style-name="standard">
      <style:graphic-properties draw:stroke="dash" draw:stroke-dash="stroke-dash26" svg:stroke-width="0.037cm" svg:stroke-color="#b3b3b3" draw:stroke-linejoin="round" svg:stroke-linecap="butt" draw:fill="none" fo:padding-top="0.018cm" fo:padding-bottom="0.018cm" fo:padding-left="0.018cm" fo:padding-right="0.018cm"/>
    </style:style>
    <style:style style:name="gr15" style:family="graphic" style:parent-style-name="standard">
      <style:graphic-properties draw:stroke="none" draw:fill="none" draw:textarea-horizontal-align="left" draw:textarea-vertical-align="top" draw:auto-grow-height="true" draw:auto-grow-width="true" fo:min-height="0.374cm" fo:min-width="0.29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74cm" fo:min-width="0.377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374cm" fo:min-width="0.565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75cm" fo:min-width="0.753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5cm" fo:min-width="0.83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58cm" fo:min-width="1.077cm" fo:padding-top="0cm" fo:padding-bottom="0cm" fo:padding-left="0cm" fo:padding-right="0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paragraph-properties fo:text-align="start" style:writing-mode="lr-tb"/>
      <style:text-properties fo:font-size="10pt" style:font-size-asian="10pt" style:font-size-complex="10pt"/>
    </style:style>
    <style:style style:name="P4" style:family="paragraph">
      <loext:graphic-properties draw:fill="none"/>
      <style:paragraph-properties fo:text-align="start" style:writing-mode="lr-tb"/>
      <style:text-properties fo:font-size="12pt" style:font-size-asian="12pt" style:font-size-complex="12pt"/>
    </style:style>
    <style:style style:name="P5" style:family="paragraph">
      <style:paragraph-properties fo:margin-left="0.635cm" fo:margin-right="0cm" fo:text-indent="0cm"/>
    </style:style>
    <style:style style:name="P6" style:family="paragraph">
      <loext:graphic-properties draw:fill="none" draw:fill-color="#ffffff"/>
      <style:paragraph-properties fo:margin-left="0.635cm" fo:margin-right="0cm" fo:text-indent="0cm"/>
      <style:text-properties style:font-name="Arial1"/>
    </style:style>
    <style:style style:name="T1" style:family="text">
      <style:text-properties fo:color="#4d4d4d" style:font-name="Arial" fo:font-size="10pt" style:font-size-asian="10pt" style:font-name-complex="Arial" style:font-size-complex="10pt"/>
    </style:style>
    <style:style style:name="T2" style:family="text">
      <style:text-properties fo:color="#000000" style:font-name="Arial" fo:font-size="12pt" style:font-size-asian="12pt" style:font-name-complex="Arial" style:font-size-complex="12pt"/>
    </style:style>
    <style:style style:name="T3" style:family="text">
      <style:text-properties style:font-name="Arial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605cm" svg:y1="11.734cm" svg:x2="20.811cm" svg:y2="11.734cm">
          <text:p/>
        </draw:line>
        <draw:line draw:style-name="gr1" draw:text-style-name="P1" draw:layer="layout" svg:x1="1.605cm" svg:y1="8.403cm" svg:x2="20.811cm" svg:y2="8.403cm">
          <text:p/>
        </draw:line>
        <draw:line draw:style-name="gr1" draw:text-style-name="P1" draw:layer="layout" svg:x1="1.605cm" svg:y1="5.071cm" svg:x2="20.811cm" svg:y2="5.071cm">
          <text:p/>
        </draw:line>
        <draw:line draw:style-name="gr1" draw:text-style-name="P1" draw:layer="layout" svg:x1="1.605cm" svg:y1="1.74cm" svg:x2="20.811cm" svg:y2="1.74cm">
          <text:p/>
        </draw:line>
        <draw:polyline draw:style-name="gr2" draw:text-style-name="P1" draw:layer="layout" svg:width="17.608cm" svg:height="10.633cm" svg:x="2.485cm" svg:y="0.674cm" svg:viewBox="0 0 17609 10634" draw:points="0,10634 353,10634 705,10634 1056,10321 1409,10321 1761,10301 2113,10261 2466,10261 2817,10208 3169,9982 3522,9862 3874,9621 4226,9415 4578,9322 4930,9295 5283,9228 5635,9181 5987,9002 6339,8628 6692,8409 7045,8015 7397,7709 7749,7503 8101,7249 8453,6730 8805,6210 9158,5771 9510,4924 9862,4805 10214,4197 10566,3691 10918,3271 11271,3051 11623,2785 11974,2718 12327,2645 12679,2638 13031,2605 13384,2538 13735,2432 14088,2425 14440,2418 14792,2385 15145,2032 15496,1905 15849,1592 16201,1006 16553,739 16906,546 17257,60 17609,0">
          <text:p/>
        </draw:polyline>
        <draw:polyline draw:style-name="gr3" draw:text-style-name="P1" draw:layer="layout" svg:width="17.608cm" svg:height="3.245cm" svg:x="2.485cm" svg:y="8.063cm" svg:viewBox="0 0 17609 3246" draw:points="0,3246 353,3246 705,3246 1056,2932 1409,2932 1761,2913 2113,2872 2466,2872 2817,2820 3169,2593 3522,2473 3874,2233 4226,2026 4578,1939 4930,1920 5283,1933 5635,2000 5987,2193 6339,1980 6692,1846 7045,1553 7397,1340 7749,1233 8101,1260 8453,947 8805,627 9158,467 9510,0 9862,587 10214,594 10566,434 10918,1207 11271,1600 11623,1560 11974,1526 12327,1573 12679,1714 13031,1807 13384,1966 13735,2073 14088,2180 14440,2233 14792,2259 15145,2333 15496,2346 15849,2073 16201,1654 16553,1447 16906,1347 17257,1020 17609,1041">
          <text:p/>
        </draw:polyline>
        <draw:polyline draw:style-name="gr4" draw:text-style-name="P1" draw:layer="layout" svg:width="17.608cm" svg:height="7.775cm" svg:x="2.485cm" svg:y="3.959cm" svg:viewBox="0 0 17609 7776" draw:points="0,7776 353,7776 705,7776 1056,7776 1409,7776 1761,7776 2113,7776 2466,7776 2817,7776 3169,7776 3522,7776 3874,7776 4226,7776 4578,7770 4930,7763 5283,7682 5635,7569 5987,7202 6339,7042 6692,6956 7045,6856 7397,6763 7749,6663 8101,6383 8453,6176 8805,5976 9158,5730 9510,5370 9862,4677 10214,4077 10566,3771 10918,2585 11271,1972 11623,1752 11974,1718 12327,1599 12679,1459 13031,1332 13384,1113 13735,900 14088,786 14440,733 14792,686 15145,599 15496,459 15849,419 16201,287 16553,233 16906,166 17257,60 17609,0">
          <text:p/>
        </draw:polyline>
        <draw:polyline draw:style-name="gr5" draw:text-style-name="P1" draw:layer="layout" svg:width="17.608cm" svg:height="0.653cm" svg:x="2.485cm" svg:y="11.081cm" svg:viewBox="0 0 17609 654" draw:points="0,654 353,654 705,654 1056,654 1409,654 1761,654 2113,654 2466,654 2817,654 3169,654 3522,654 3874,654 4226,654 4578,654 4930,654 5283,654 5635,654 5987,648 6339,648 6692,648 7045,648 7397,648 7749,648 8101,648 8453,648 8805,648 9158,614 9510,594 9862,581 10214,568 10566,527 10918,521 11271,521 11623,514 11974,514 12327,514 12679,508 13031,508 13384,501 13735,501 14088,501 14440,494 14792,481 15145,140 15496,140 15849,140 16201,107 16553,100 16906,74 17257,20 17609,0">
          <text:p/>
        </draw:polyline>
        <draw:frame draw:style-name="gr6" draw:text-style-name="P3" draw:layer="layout" svg:width="0.299cm" svg:height="0.395cm" svg:x="1.191cm" svg:y="11.578cm">
          <draw:text-box>
            <text:p text:style-name="P2"><text:span text:style-name="T1">0</text:span></text:p>
          </draw:text-box>
        </draw:frame>
        <draw:frame draw:style-name="gr7" draw:text-style-name="P3" draw:layer="layout" svg:width="0.586cm" svg:height="0.395cm" svg:x="0.859cm" svg:y="8.247cm">
          <draw:text-box>
            <text:p text:style-name="P2"><text:span text:style-name="T1">5</text:span><text:span text:style-name="T1">0</text:span><text:span text:style-name="T1">0</text:span></text:p>
          </draw:text-box>
        </draw:frame>
        <draw:frame draw:style-name="gr8" draw:text-style-name="P3" draw:layer="layout" svg:width="0.781cm" svg:height="0.395cm" svg:x="0.693cm" svg:y="4.915cm">
          <draw:text-box>
            <text:p text:style-name="P2"><text:span text:style-name="T1">1</text:span><text:span text:style-name="T1">0</text:span><text:span text:style-name="T1">0</text:span><text:span text:style-name="T1">0</text:span></text:p>
          </draw:text-box>
        </draw:frame>
        <draw:line draw:style-name="gr9" draw:text-style-name="P1" draw:layer="layout" svg:x1="1.523cm" svg:y1="11.734cm" svg:x2="1.605cm" svg:y2="11.734cm">
          <text:p/>
        </draw:line>
        <draw:line draw:style-name="gr9" draw:text-style-name="P1" draw:layer="layout" svg:x1="1.523cm" svg:y1="8.403cm" svg:x2="1.605cm" svg:y2="8.403cm">
          <text:p/>
        </draw:line>
        <draw:line draw:style-name="gr9" draw:text-style-name="P1" draw:layer="layout" svg:x1="1.523cm" svg:y1="5.071cm" svg:x2="1.605cm" svg:y2="5.071cm">
          <text:p/>
        </draw:line>
        <draw:line draw:style-name="gr9" draw:text-style-name="P1" draw:layer="layout" svg:x1="1.523cm" svg:y1="1.74cm" svg:x2="1.605cm" svg:y2="1.74cm">
          <text:p/>
        </draw:line>
        <draw:line draw:style-name="gr9" draw:text-style-name="P1" draw:layer="layout" svg:x1="3.542cm" svg:y1="12.365cm" svg:x2="3.542cm" svg:y2="12.287cm">
          <text:p/>
        </draw:line>
        <draw:line draw:style-name="gr9" draw:text-style-name="P1" draw:layer="layout" svg:x1="7.064cm" svg:y1="12.365cm" svg:x2="7.064cm" svg:y2="12.287cm">
          <text:p/>
        </draw:line>
        <draw:line draw:style-name="gr9" draw:text-style-name="P1" draw:layer="layout" svg:x1="10.586cm" svg:y1="12.365cm" svg:x2="10.586cm" svg:y2="12.287cm">
          <text:p/>
        </draw:line>
        <draw:line draw:style-name="gr9" draw:text-style-name="P1" draw:layer="layout" svg:x1="14.107cm" svg:y1="12.365cm" svg:x2="14.107cm" svg:y2="12.287cm">
          <text:p/>
        </draw:line>
        <draw:line draw:style-name="gr9" draw:text-style-name="P1" draw:layer="layout" svg:x1="17.629cm" svg:y1="12.365cm" svg:x2="17.629cm" svg:y2="12.287cm">
          <text:p/>
        </draw:line>
        <draw:frame draw:style-name="gr8" draw:text-style-name="P3" draw:layer="layout" svg:width="0.781cm" svg:height="0.395cm" svg:x="0.693cm" svg:y="1.584cm">
          <draw:text-box>
            <text:p text:style-name="P2"><text:span text:style-name="T1">1</text:span><text:span text:style-name="T1">5</text:span><text:span text:style-name="T1">0</text:span><text:span text:style-name="T1">0</text:span></text:p>
          </draw:text-box>
        </draw:frame>
        <draw:frame draw:style-name="gr10" draw:text-style-name="P3" draw:layer="layout" svg:width="0.781cm" svg:height="0.395cm" svg:x="3.21cm" svg:y="12.374cm">
          <draw:text-box>
            <text:p text:style-name="P2"><text:span text:style-name="T1">1970</text:span></text:p>
          </draw:text-box>
        </draw:frame>
        <draw:frame draw:style-name="gr11" draw:text-style-name="P3" draw:layer="layout" svg:width="0.781cm" svg:height="0.395cm" svg:x="6.731cm" svg:y="12.374cm">
          <draw:text-box>
            <text:p text:style-name="P2"><text:span text:style-name="T1">1980</text:span></text:p>
          </draw:text-box>
        </draw:frame>
        <draw:frame draw:style-name="gr10" draw:text-style-name="P3" draw:layer="layout" svg:width="0.781cm" svg:height="0.395cm" svg:x="10.253cm" svg:y="12.374cm">
          <draw:text-box>
            <text:p text:style-name="P2"><text:span text:style-name="T1">1990</text:span></text:p>
          </draw:text-box>
        </draw:frame>
        <draw:frame draw:style-name="gr11" draw:text-style-name="P3" draw:layer="layout" svg:width="0.781cm" svg:height="0.395cm" svg:x="13.774cm" svg:y="12.374cm">
          <draw:text-box>
            <text:p text:style-name="P2"><text:span text:style-name="T1">2000</text:span></text:p>
          </draw:text-box>
        </draw:frame>
        <draw:frame draw:style-name="gr10" draw:text-style-name="P3" draw:layer="layout" svg:width="0.781cm" svg:height="0.395cm" svg:x="17.296cm" svg:y="12.374cm">
          <draw:text-box>
            <text:p text:style-name="P2"><text:span text:style-name="T1">2010</text:span></text:p>
          </draw:text-box>
        </draw:frame>
        <draw:frame draw:style-name="gr12" draw:text-style-name="P4" draw:layer="layout" svg:width="1.137cm" svg:height="0.475cm" draw:transform="rotate (1.5707963267949) translate (0.097cm 6.662cm)">
          <draw:text-box>
            <text:p text:style-name="P2"><text:span text:style-name="T2">C</text:span><text:span text:style-name="T2">o</text:span><text:span text:style-name="T2">u</text:span><text:span text:style-name="T2">n</text:span><text:span text:style-name="T2">t</text:span></text:p>
          </draw:text-box>
        </draw:frame>
        <draw:line draw:style-name="gr1" draw:text-style-name="P1" draw:layer="layout" svg:x1="1.431cm" svg:y1="25.617cm" svg:x2="20.848cm" svg:y2="25.617cm">
          <text:p/>
        </draw:line>
        <draw:line draw:style-name="gr1" draw:text-style-name="P1" draw:layer="layout" svg:x1="1.431cm" svg:y1="22.336cm" svg:x2="20.848cm" svg:y2="22.336cm">
          <text:p/>
        </draw:line>
        <draw:line draw:style-name="gr1" draw:text-style-name="P1" draw:layer="layout" svg:x1="1.431cm" svg:y1="19.056cm" svg:x2="20.848cm" svg:y2="19.056cm">
          <text:p/>
        </draw:line>
        <draw:line draw:style-name="gr1" draw:text-style-name="P1" draw:layer="layout" svg:x1="1.431cm" svg:y1="15.775cm" svg:x2="20.848cm" svg:y2="15.775cm">
          <text:p/>
        </draw:line>
        <draw:polyline draw:style-name="gr13" draw:text-style-name="P1" draw:layer="layout" svg:width="17.651cm" svg:height="3.084cm" svg:x="2.314cm" svg:y="22.533cm" svg:viewBox="0 0 17652 3085" draw:points="0,3085 353,3085 706,3085 1059,3085 1412,3085 1765,3085 2119,3085 2471,3085 2824,3085 3177,3085 3530,3085 3883,3085 4236,3085 4589,3019 4943,3019 5296,2363 5649,2034 6002,131 6355,1641 6707,2363 7062,2231 7415,2166 7767,2363 8120,1116 8474,1116 8827,1246 9180,721 9533,656 9886,1312 10239,1050 10592,1377 10945,0 11298,2363 11651,2560 12004,2756 12358,2166 12710,2100 13063,2363 13416,2494 13769,2363 14122,2100 14475,2494 14829,2494 15182,2100 15535,2429 15888,2756 16241,1969 16594,2690 16946,2297 17299,1969 17652,2363">
          <text:p/>
        </draw:polyline>
        <draw:polyline draw:style-name="gr2" draw:text-style-name="P1" draw:layer="layout" svg:width="17.651cm" svg:height="11.68cm" svg:x="2.314cm" svg:y="13.937cm" svg:viewBox="0 0 17652 11681" draw:points="0,11681 353,11681 706,11681 1059,11681 1412,11681 1765,11681 2119,11681 2471,11681 2824,11681 3177,11681 3530,11681 3883,11681 4236,11681 4589,11615 4943,11615 5296,10893 5649,10565 6002,8071 6355,10106 6707,10827 7062,10696 7415,10762 7767,10696 8120,8924 8474,9646 8827,9712 9180,9253 9533,8137 9886,4856 10239,5775 10592,8662 10945,0 11298,5643 11651,9514 12004,11352 12358,10499 12710,10302 13063,10433 13416,9514 13769,9580 14122,10565 14475,11155 14829,11221 15182,10827 15535,10302 15888,11286 16241,10367 16594,11155 16946,11024 17299,10630 17652,11089">
          <text:p/>
        </draw:polyline>
        <draw:polyline draw:style-name="gr14" draw:text-style-name="P1" draw:layer="layout" svg:width="17.651cm" svg:height="3.346cm" svg:x="2.314cm" svg:y="22.27cm" svg:viewBox="0 0 17652 3347" draw:points="0,3347 353,3347 706,3347 1059,3347 1412,3347 1765,3347 2119,3347 2471,3347 2824,3347 3177,3347 3530,3347 3883,3347 4236,3347 4589,3347 4943,3347 5296,3347 5649,3347 6002,3282 6355,3347 6707,3347 7062,3347 7415,3347 7767,3347 8120,3347 8474,3347 8827,3347 9180,3019 9533,3151 9886,3216 10239,3216 10592,2953 10945,3282 11298,3347 11651,3282 12004,3347 12358,3347 12710,3282 13063,3347 13416,3282 13769,3347 14122,3347 14475,3282 14829,3216 15182,0 15535,3347 15888,3347 16241,3019 16594,3282 16946,3085 17299,2822 17652,3151">
          <text:p/>
        </draw:polyline>
        <draw:frame draw:style-name="gr15" draw:text-style-name="P3" draw:layer="layout" svg:width="0.297cm" svg:height="0.395cm" svg:x="1.02cm" svg:y="25.452cm">
          <draw:text-box>
            <text:p text:style-name="P2"><text:span text:style-name="T1">0</text:span></text:p>
          </draw:text-box>
        </draw:frame>
        <draw:frame draw:style-name="gr16" draw:text-style-name="P3" draw:layer="layout" svg:width="0.391cm" svg:height="0.395cm" svg:x="0.855cm" svg:y="22.171cm">
          <draw:text-box>
            <text:p text:style-name="P2"><text:span text:style-name="T1">50</text:span></text:p>
          </draw:text-box>
        </draw:frame>
        <draw:frame draw:style-name="gr17" draw:text-style-name="P3" draw:layer="layout" svg:width="0.586cm" svg:height="0.395cm" svg:x="0.689cm" svg:y="18.891cm">
          <draw:text-box>
            <text:p text:style-name="P2"><text:span text:style-name="T1">100</text:span></text:p>
          </draw:text-box>
        </draw:frame>
        <draw:line draw:style-name="gr9" draw:text-style-name="P1" draw:layer="layout" svg:x1="1.35cm" svg:y1="25.617cm" svg:x2="1.432cm" svg:y2="25.617cm">
          <text:p/>
        </draw:line>
        <draw:line draw:style-name="gr9" draw:text-style-name="P1" draw:layer="layout" svg:x1="1.35cm" svg:y1="22.336cm" svg:x2="1.432cm" svg:y2="22.336cm">
          <text:p/>
        </draw:line>
        <draw:line draw:style-name="gr9" draw:text-style-name="P1" draw:layer="layout" svg:x1="1.35cm" svg:y1="19.056cm" svg:x2="1.432cm" svg:y2="19.056cm">
          <text:p/>
        </draw:line>
        <draw:line draw:style-name="gr9" draw:text-style-name="P1" draw:layer="layout" svg:x1="1.35cm" svg:y1="15.775cm" svg:x2="1.432cm" svg:y2="15.775cm">
          <text:p/>
        </draw:line>
        <draw:line draw:style-name="gr9" draw:text-style-name="P1" draw:layer="layout" svg:x1="3.373cm" svg:y1="26.283cm" svg:x2="3.373cm" svg:y2="26.2cm">
          <text:p/>
        </draw:line>
        <draw:line draw:style-name="gr9" draw:text-style-name="P1" draw:layer="layout" svg:x1="6.903cm" svg:y1="26.283cm" svg:x2="6.903cm" svg:y2="26.2cm">
          <text:p/>
        </draw:line>
        <draw:line draw:style-name="gr9" draw:text-style-name="P1" draw:layer="layout" svg:x1="10.433cm" svg:y1="26.283cm" svg:x2="10.433cm" svg:y2="26.2cm">
          <text:p/>
        </draw:line>
        <draw:line draw:style-name="gr9" draw:text-style-name="P1" draw:layer="layout" svg:x1="13.964cm" svg:y1="26.283cm" svg:x2="13.964cm" svg:y2="26.2cm">
          <text:p/>
        </draw:line>
        <draw:line draw:style-name="gr9" draw:text-style-name="P1" draw:layer="layout" svg:x1="17.494cm" svg:y1="26.283cm" svg:x2="17.494cm" svg:y2="26.2cm">
          <text:p/>
        </draw:line>
        <draw:frame draw:style-name="gr17" draw:text-style-name="P3" draw:layer="layout" svg:width="0.586cm" svg:height="0.395cm" svg:x="0.689cm" svg:y="15.61cm">
          <draw:text-box>
            <text:p text:style-name="P2"><text:span text:style-name="T1">1</text:span><text:span text:style-name="T1">5</text:span><text:span text:style-name="T1">0</text:span></text:p>
          </draw:text-box>
        </draw:frame>
        <draw:frame draw:style-name="gr18" draw:text-style-name="P3" draw:layer="layout" svg:width="0.781cm" svg:height="0.395cm" svg:x="3.043cm" svg:y="26.292cm">
          <draw:text-box>
            <text:p text:style-name="P2"><text:span text:style-name="T1">1</text:span><text:span text:style-name="T1">9</text:span><text:span text:style-name="T1">7</text:span><text:span text:style-name="T1">0</text:span></text:p>
          </draw:text-box>
        </draw:frame>
        <draw:frame draw:style-name="gr18" draw:text-style-name="P3" draw:layer="layout" svg:width="0.781cm" svg:height="0.395cm" svg:x="6.573cm" svg:y="26.292cm">
          <draw:text-box>
            <text:p text:style-name="P2"><text:span text:style-name="T1">1</text:span><text:span text:style-name="T1">9</text:span><text:span text:style-name="T1">8</text:span><text:span text:style-name="T1">0</text:span></text:p>
          </draw:text-box>
        </draw:frame>
        <draw:frame draw:style-name="gr18" draw:text-style-name="P3" draw:layer="layout" svg:width="0.781cm" svg:height="0.395cm" svg:x="10.104cm" svg:y="26.292cm">
          <draw:text-box>
            <text:p text:style-name="P2"><text:span text:style-name="T1">1</text:span><text:span text:style-name="T1">9</text:span><text:span text:style-name="T1">9</text:span><text:span text:style-name="T1">0</text:span></text:p>
          </draw:text-box>
        </draw:frame>
        <draw:frame draw:style-name="gr18" draw:text-style-name="P3" draw:layer="layout" svg:width="0.781cm" svg:height="0.395cm" svg:x="13.634cm" svg:y="26.292cm">
          <draw:text-box>
            <text:p text:style-name="P2"><text:span text:style-name="T1">2</text:span><text:span text:style-name="T1">0</text:span><text:span text:style-name="T1">0</text:span><text:span text:style-name="T1">0</text:span></text:p>
          </draw:text-box>
        </draw:frame>
        <draw:frame draw:style-name="gr18" draw:text-style-name="P3" draw:layer="layout" svg:width="0.781cm" svg:height="0.395cm" svg:x="17.164cm" svg:y="26.292cm">
          <draw:text-box>
            <text:p text:style-name="P2"><text:span text:style-name="T1">2</text:span><text:span text:style-name="T1">0</text:span><text:span text:style-name="T1">1</text:span><text:span text:style-name="T1">0</text:span></text:p>
          </draw:text-box>
        </draw:frame>
        <draw:frame draw:style-name="gr19" draw:text-style-name="P4" draw:layer="layout" svg:width="0.861cm" svg:height="0.475cm" svg:x="10.58cm" svg:y="26.863cm">
          <draw:text-box>
            <text:p text:style-name="P2"><text:span text:style-name="T2">Y</text:span><text:span text:style-name="T2">e</text:span><text:span text:style-name="T2">a</text:span><text:span text:style-name="T2">r</text:span></text:p>
          </draw:text-box>
        </draw:frame>
        <draw:frame draw:style-name="gr20" draw:text-style-name="P4" draw:layer="layout" svg:width="1.137cm" svg:height="0.475cm" draw:transform="rotate (1.5707963267949) translate (0.096cm 20.261cm)">
          <draw:text-box>
            <text:p text:style-name="P2"><text:span text:style-name="T2">C</text:span><text:span text:style-name="T2">o</text:span><text:span text:style-name="T2">u</text:span><text:span text:style-name="T2">n</text:span><text:span text:style-name="T2">t</text:span></text:p>
          </draw:text-box>
        </draw:frame>
        <draw:frame draw:style-name="gr21" draw:text-style-name="P6" draw:layer="layout" svg:width="1.912cm" svg:height="0.962cm" svg:x="2.016cm" svg:y="0.773cm">
          <draw:text-box>
            <text:p text:style-name="P5"><text:span text:style-name="T3">(</text:span><text:span text:style-name="T3">a</text:span><text:span text:style-name="T3">)</text:span></text:p>
          </draw:text-box>
        </draw:frame>
        <draw:frame draw:style-name="gr21" draw:text-style-name="P6" draw:layer="layout" svg:width="1.912cm" svg:height="0.962cm" svg:x="1.882cm" svg:y="14.762cm">
          <draw:text-box>
            <text:p text:style-name="P5"><text:span text:style-name="T3">(</text:span><text:span text:style-name="T3">b</text:span><text:span text:style-name="T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26" draw:style="rect" draw:dots1="1" draw:dots1-length="0.037cm" draw:distance="0.112cm"/>
    <draw:stroke-dash draw:name="stroke-dash28" draw:style="rect" draw:dots1="1" draw:dots1-length="0.15cm" draw:distance="0.15cm"/>
    <draw:stroke-dash draw:name="stroke-dash31" draw:style="rect" draw:dots1="1" draw:dots1-length="0.037cm" draw:distance="0.11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043cm" fo:margin-bottom="0.094cm" fo:margin-left="0.054cm" fo:margin-right="0.10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1T09:41:32.895302000</meta:creation-date>
    <dc:date>2018-01-11T11:51:10.516845000</dc:date>
    <meta:editing-duration>PT1H59M22S</meta:editing-duration>
    <meta:editing-cycles>3</meta:editing-cycles>
    <meta:generator>LibreOffice/5.4.4.2$MacOSX_X86_64 LibreOffice_project/2524958677847fb3bb44820e40380acbe820f960</meta:generator>
    <meta:document-statistic meta:object-count="56"/>
  </office:meta>
</office:document-meta>
</file>